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91592" officeooo:paragraph-rsid="00291592"/>
    </style:style>
    <style:style style:name="P2" style:family="paragraph" style:parent-style-name="Standard">
      <style:text-properties officeooo:rsid="001857b0" officeooo:paragraph-rsid="001857b0"/>
    </style:style>
    <style:style style:name="P3" style:family="paragraph" style:parent-style-name="Standard">
      <style:text-properties officeooo:rsid="001857b0" officeooo:paragraph-rsid="001dba96"/>
    </style:style>
    <style:style style:name="P4" style:family="paragraph" style:parent-style-name="Standard">
      <style:text-properties officeooo:rsid="002405df" officeooo:paragraph-rsid="001857b0"/>
    </style:style>
    <style:style style:name="P5" style:family="paragraph" style:parent-style-name="Standard" style:master-page-name="">
      <loext:graphic-properties draw:fill="none"/>
      <style:paragraph-properties fo:margin-left="0cm" fo:margin-right="-7.601cm" fo:text-indent="0cm" style:auto-text-indent="false" style:page-number="auto" fo:background-color="transparent"/>
      <style:text-properties fo:font-weight="bold" officeooo:rsid="001857b0" officeooo:paragraph-rsid="001857b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ridge &amp; Company Ltd</text:p>
      <text:p text:style-name="P3">Centre House, </text:p>
      <text:p text:style-name="P3">Court Parade Aldridge</text:p>
      <text:p text:style-name="P2">Walsall, WS9 8LT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96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cm" style:type="center"/>
          <style:tab-stop style:position="16.1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91592" officeooo:paragraph-rsid="00291592"/>
    </style:style>
    <style:page-layout style:name="Mpm1">
      <style:page-layout-properties fo:page-width="21.001cm" fo:page-height="29.7cm" style:num-format="1" style:print-orientation="portrait" fo:margin-top="4.949cm" fo:margin-bottom="2cm" fo:margin-left="2.6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44:41.014347285</meta:creation-date>
    <dc:date>2019-10-23T02:19:32.495688104</dc:date>
    <meta:editing-duration>PT1H18M23S</meta:editing-duration>
    <meta:editing-cycles>26</meta:editing-cycles>
    <meta:generator>LibreOffice/6.0.7.3$Linux_X86_64 LibreOffice_project/00m0$Build-3</meta:generator>
    <meta:print-date>2019-10-23T02:18:35.393995245</meta:print-date>
    <meta:document-statistic meta:table-count="0" meta:image-count="0" meta:object-count="0" meta:page-count="1" meta:paragraph-count="4" meta:word-count="12" meta:character-count="72" meta:non-whitespace-character-count="63"/>
  </office:meta>
</office:document-meta>
</file>